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8"/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VALORES BASELINE MODULOS SGP30</text:p>
          </table:table-cell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/>
          <table:table-cell table:style-name="ce3" office:value-type="string" calcext:value-type="string" table:number-columns-spanned="2" table:number-rows-spanned="1">
            <text:p>eCO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TVOC</text:p>
          </table:table-cell>
          <table:covered-table-cell table:style-name="ce7"/>
        </table:table-row>
        <table:table-row table:style-name="ro1">
          <table:table-cell table:style-name="ce2" office:value-type="string" calcext:value-type="string">
            <text:p>MODULO</text:p>
          </table:table-cell>
          <table:table-cell table:style-name="ce7" office:value-type="string" calcext:value-type="string">
            <text:p>DEC</text:p>
          </table:table-cell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DEC</text:p>
          </table:table-cell>
          <table:table-cell table:style-name="ce7" office:value-type="string" calcext:value-type="string">
            <text:p>HEX</text:p>
          </table:table-cell>
        </table:table-row>
        <table:table-row table:style-name="ro1">
          <table:table-cell office:value-type="string" calcext:value-type="string">
            <text:p>STA-001</text:p>
          </table:table-cell>
          <table:table-cell office:value-type="float" office:value="37634" calcext:value-type="float">
            <text:p>37634</text:p>
          </table:table-cell>
          <table:table-cell table:formula="of:=DEC2HEX([.B6])" office:value-type="string" office:string-value="9302" calcext:value-type="string">
            <text:p>9302</text:p>
          </table:table-cell>
          <table:table-cell office:value-type="float" office:value="37306" calcext:value-type="float">
            <text:p>37306</text:p>
          </table:table-cell>
          <table:table-cell table:formula="of:=DEC2HEX([.D6])" office:value-type="string" office:string-value="91BA" calcext:value-type="string">
            <text:p>91BA</text:p>
          </table:table-cell>
        </table:table-row>
        <table:table-row table:style-name="ro1">
          <table:table-cell office:value-type="string" calcext:value-type="string">
            <text:p>STA-002</text:p>
          </table:table-cell>
          <table:table-cell office:value-type="float" office:value="38519" calcext:value-type="float">
            <text:p>38519</text:p>
          </table:table-cell>
          <table:table-cell table:formula="of:=DEC2HEX([.B7])" office:value-type="string" office:string-value="9677" calcext:value-type="string">
            <text:p>9677</text:p>
          </table:table-cell>
          <table:table-cell office:value-type="float" office:value="37693" calcext:value-type="float">
            <text:p>37693</text:p>
          </table:table-cell>
          <table:table-cell table:formula="of:=DEC2HEX([.D7])" office:value-type="string" office:string-value="933D" calcext:value-type="string">
            <text:p>933D</text:p>
          </table:table-cell>
        </table:table-row>
        <table:table-row table:style-name="ro1">
          <table:table-cell office:value-type="string" calcext:value-type="string">
            <text:p>STA-003</text:p>
          </table:table-cell>
          <table:table-cell office:value-type="float" office:value="38432" calcext:value-type="float">
            <text:p>38432</text:p>
          </table:table-cell>
          <table:table-cell table:formula="of:=DEC2HEX([.B8])" office:value-type="string" office:string-value="9620" calcext:value-type="string">
            <text:p>9620</text:p>
          </table:table-cell>
          <table:table-cell office:value-type="float" office:value="37128" calcext:value-type="float">
            <text:p>37128</text:p>
          </table:table-cell>
          <table:table-cell table:formula="of:=DEC2HEX([.D8])" office:value-type="string" office:string-value="9108" calcext:value-type="string">
            <text:p>9108</text:p>
          </table:table-cell>
        </table:table-row>
        <table:table-row table:style-name="ro1">
          <table:table-cell office:value-type="string" calcext:value-type="string">
            <text:p>STA-004</text:p>
          </table:table-cell>
          <table:table-cell office:value-type="float" office:value="34994" calcext:value-type="float">
            <text:p>34994</text:p>
          </table:table-cell>
          <table:table-cell table:formula="of:=DEC2HEX([.B9])" office:value-type="string" office:string-value="88B2" calcext:value-type="string">
            <text:p>88B2</text:p>
          </table:table-cell>
          <table:table-cell office:value-type="float" office:value="35594" calcext:value-type="float">
            <text:p>35594</text:p>
          </table:table-cell>
          <table:table-cell table:formula="of:=DEC2HEX([.D9])" office:value-type="string" office:string-value="8B0A" calcext:value-type="string">
            <text:p>8B0A</text:p>
          </table:table-cell>
        </table:table-row>
        <table:table-row table:style-name="ro1">
          <table:table-cell office:value-type="string" calcext:value-type="string">
            <text:p>STA-005</text:p>
          </table:table-cell>
          <table:table-cell office:value-type="float" office:value="34119" calcext:value-type="float">
            <text:p>34119</text:p>
          </table:table-cell>
          <table:table-cell table:formula="of:=DEC2HEX([.B10])" office:value-type="string" office:string-value="8547" calcext:value-type="string">
            <text:p>8547</text:p>
          </table:table-cell>
          <table:table-cell office:value-type="float" office:value="34875" calcext:value-type="float">
            <text:p>34875</text:p>
          </table:table-cell>
          <table:table-cell table:formula="of:=DEC2HEX([.D10])" office:value-type="string" office:string-value="883B" calcext:value-type="string">
            <text:p>883B</text:p>
          </table:table-cell>
        </table:table-row>
        <table:table-row table:style-name="ro1">
          <table:table-cell table:number-columns-repeated="2"/>
          <table:table-cell table:formula="of:=DEC2HEX([.B11])" office:value-type="string" office:string-value="0" calcext:value-type="string">
            <text:p>0</text:p>
          </table:table-cell>
          <table:table-cell/>
          <table:table-cell table:formula="of:=DEC2HEX([.D1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"/>
          <table:table-cell table:formula="of:=DEC2HEX([.B12])" office:value-type="string" office:string-value="0" calcext:value-type="string">
            <text:p>0</text:p>
          </table:table-cell>
          <table:table-cell/>
          <table:table-cell table:formula="of:=DEC2HEX([.D12])" office:value-type="string" office:string-value="0" calcext:value-type="string">
            <text:p>0</text:p>
          </table:table-cell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7">00/00/0000</text:date>, <text:time style:data-style-name="N2" text:time-value="16:31:22.96754914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5T14:48:36.971487372</meta:creation-date>
    <dc:date>2024-02-27T16:31:54.842723302</dc:date>
    <meta:editing-duration>PT30M53S</meta:editing-duration>
    <meta:editing-cycles>6</meta:editing-cycles>
    <meta:generator>LibreOffice/24.2.0.3$Linux_X86_64 LibreOffice_project/420$Build-3</meta:generator>
    <meta:document-statistic meta:table-count="1" meta:cell-count="37" meta:object-count="0"/>
  </office:meta>
</office:document-meta>
</file>